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65a6" officeooo:paragraph-rsid="000365a6"/>
    </style:style>
    <style:style style:name="P2" style:family="paragraph" style:parent-style-name="Standard">
      <style:text-properties officeooo:rsid="00052868" officeooo:paragraph-rsid="00052868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0365a6" officeooo:paragraph-rsid="000365a6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365a6" officeooo:paragraph-rsid="000365a6" style:font-size-asian="18pt" style:font-weight-asian="bold" style:font-size-complex="18pt" style:font-weight-complex="bold"/>
    </style:style>
    <style:style style:name="P5" style:family="paragraph" style:parent-style-name="Standard">
      <style:text-properties fo:font-weight="bold" officeooo:rsid="000365a6" officeooo:paragraph-rsid="000365a6" style:font-weight-asian="bold" style:font-weight-complex="bold"/>
    </style:style>
    <style:style style:name="P6" style:family="paragraph" style:parent-style-name="Standard">
      <style:text-properties fo:font-weight="bold" officeooo:rsid="00052868" officeooo:paragraph-rsid="0005286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WM</text:p>
      <text:p text:style-name="P1"/>
      <text:p text:style-name="P4">Experiment 2 – OLAP</text:p>
      <text:p text:style-name="P1"/>
      <text:p text:style-name="P1">mysql&gt; SELECT * FROM airline;</text:p>
      <text:p text:style-name="P1">+----+------+---------+----------------+</text:p>
      <text:p text:style-name="P1">| id | name | country | num_passengers |</text:p>
      <text:p text:style-name="P1">+----+------+---------+----------------+</text:p>
      <text:p text:style-name="P1">| <text:s/>1 | abc <text:s/>| India <text:s text:c="2"/>| <text:s text:c="13"/>5 |</text:p>
      <text:p text:style-name="P1">| <text:s/>2 | def <text:s/>| India <text:s text:c="2"/>| <text:s text:c="12"/>20 |</text:p>
      <text:p text:style-name="P1">| <text:s/>3 | ghi <text:s/>| China <text:s text:c="2"/>| <text:s text:c="12"/>10 |</text:p>
      <text:p text:style-name="P1">| <text:s/>4 | xyz <text:s/>| US <text:s text:c="5"/>| <text:s text:c="12"/>15 |</text:p>
      <text:p text:style-name="P1">+----+------+---------+----------------+</text:p>
      <text:p text:style-name="P1">4 rows in set (0.00 sec)</text:p>
      <text:p text:style-name="P1"/>
      <text:p text:style-name="P5">Roll Up</text:p>
      <text:p text:style-name="P1"/>
      <text:p text:style-name="P1">mysql&gt; SELECT country, sum(num_passengers) from airline group by country with rollup;</text:p>
      <text:p text:style-name="P1">+---------+---------------------+</text:p>
      <text:p text:style-name="P1">| country | sum(num_passengers) |</text:p>
      <text:p text:style-name="P1">+---------+---------------------+</text:p>
      <text:p text:style-name="P1">| China <text:s text:c="2"/>| <text:s text:c="17"/>10 |</text:p>
      <text:p text:style-name="P1">| India <text:s text:c="2"/>| <text:s text:c="17"/>25 |</text:p>
      <text:p text:style-name="P1">| US <text:s text:c="5"/>| <text:s text:c="17"/>15 |</text:p>
      <text:p text:style-name="P1">| NULL <text:s text:c="3"/>| <text:s text:c="17"/>50 |</text:p>
      <text:p text:style-name="P1">+---------+---------------------+</text:p>
      <text:p text:style-name="P1">4 rows in set (0.00 sec)</text:p>
      <text:p text:style-name="P1"/>
      <text:p text:style-name="P6">Slice</text:p>
      <text:p text:style-name="P2"/>
      <text:p text:style-name="P2">mysql&gt; select * from airline where country = 'India';</text:p>
      <text:p text:style-name="P2">+----+------+---------+----------------+</text:p>
      <text:p text:style-name="P2">| id | name | country | num_passengers |</text:p>
      <text:p text:style-name="P2">+----+------+---------+----------------+</text:p>
      <text:p text:style-name="P2">| <text:s/>1 | abc <text:s/>| India <text:s text:c="2"/>| <text:s text:c="13"/>5 |</text:p>
      <text:p text:style-name="P2">| <text:s/>2 | def <text:s/>| India <text:s text:c="2"/>| <text:s text:c="12"/>20 |</text:p>
      <text:p text:style-name="P2">+----+------+---------+----------------+</text:p>
      <text:p text:style-name="P2">2 rows in set (0.00 sec)</text:p>
      <text:p text:style-name="P2"/>
      <text:p text:style-name="P6">Dice</text:p>
      <text:p text:style-name="P2"/>
      <text:p text:style-name="P2">mysql&gt; select * from airline where country = 'India' and num_passengers &gt; 5;</text:p>
      <text:p text:style-name="P2">+----+------+---------+----------------+</text:p>
      <text:p text:style-name="P2">| id | name | country | num_passengers |</text:p>
      <text:p text:style-name="P2">+----+------+---------+----------------+</text:p>
      <text:p text:style-name="P2">| <text:s/>2 | def <text:s/>| India <text:s text:c="2"/>| <text:s text:c="12"/>20 |</text:p>
      <text:p text:style-name="P2">+----+------+---------+----------------+</text:p>
      <text:p text:style-name="P2">1 row in set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1:51:50.710727051</meta:creation-date>
    <dc:date>2019-04-14T11:54:45.472539682</dc:date>
    <meta:editing-duration>PT2M5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0" meta:word-count="239" meta:character-count="1400" meta:non-whitespace-character-count="1045"/>
  </office:meta>
</office:document-meta>
</file>